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4960132359518963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62028469377722051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65021466830529456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32600439071337387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1460517056878385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475670903523716411"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31353644133872444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603070684735628680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02938" text:continue-list="list631353644133872444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737637440519691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0798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25812"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33862"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15901"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19392"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73258113647273142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4446056429778690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6266122677615540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09886"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66937790224610617"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82704515147917904"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0147316864379709" text:style-name="L15">
        <text:list-item>
          <text:list>
            <text:list-header>
              <text:p text:style-name="P172">1.5 miles averaging about 9:40/mile and rest 1 min</text:p>
            </text:list-header>
          </text:list>
        </text:list-item>
      </text:list>
      <text:p text:style-name="P23">1 mile in 8:26 and rest 2 min</text:p>
      <text:list xml:id="list501125799988191941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371663996844414665"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11723"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357649981506643747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954169896005200079"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13228341508166815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12409" text:continue-list="list1954169896005200079" text:style-name="L19">
        <text:list-item>
          <text:list>
            <text:list-header>
              <text:p text:style-name="P176">(Pace*HR)=1240</text:p>
            </text:list-header>
          </text:list>
        </text:list-item>
      </text:list>
      <text:list xml:id="list36735581" text:continue-list="list3576499815066437470" text:style-name="L18">
        <text:list-item>
          <text:list>
            <text:list-header>
              <text:p text:style-name="P175">2 miles at 10:46/mile Ave HR= 121 bpm and rest a few minutes</text:p>
            </text:list-header>
          </text:list>
        </text:list-item>
      </text:list>
      <text:list xml:id="list36705044" text:continue-list="list36712409"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71253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3308114016326538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5995786125611905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98369603545493493"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498787701892223390"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58493416446981674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65402447528950235"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29314"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2568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73154020157415997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84539747334021721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10560558353759775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8442719947768593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072472863879053351"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544584009706517445" text:style-name="L32">
        <text:list-item>
          <text:list>
            <text:list-header>
              <text:p text:style-name="P186">0.25 miles in 2:54</text:p>
              <text:p text:style-name="P186">1 mile in 9:21 going faster as I ran and ending at around 8:30 pace</text:p>
            </text:list-header>
          </text:list>
        </text:list-item>
      </text:list>
      <text:list xml:id="list409770081390535639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96646361720939607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8206751070088679799"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10"><text:span text:style-name="T2"/></text:p>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10">For 20 cemetery loops or more <text: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text:soft-page-break/>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665961971761214086"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oft-page-break/><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14T16:47:17.60</dc:date>
    <dc:creator>James Lombardi</dc:creator>
    <meta:editing-duration>P21DT19H15M29S</meta:editing-duration>
    <meta:editing-cycles>1779</meta:editing-cycles>
    <meta:generator>OpenOffice/4.1.2$Win32 OpenOffice.org_project/412m3$Build-9782</meta:generator>
    <meta:document-statistic meta:table-count="0" meta:image-count="9" meta:object-count="0" meta:page-count="180" meta:paragraph-count="5191" meta:word-count="56157" meta:character-count="287931"/>
  </office:meta>
</office:document-meta>
</file>